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office:version="1.0">
  <office:automatic-styles>
    <style:style style:name="Table1" style:family="table">
      <style:table-properties style:width="5in" table:align="left"/>
    </style:style>
    <style:style style:name="T1" style:family="table-column">
      <style:table-column-properties style:column-width="1in" style:use-optimal-column-width="true"/>
    </style:style>
    <style:style style:name="T2" style:family="table-column">
      <style:table-column-properties style:column-width="1in" style:use-optimal-column-width="false"/>
    </style:style>
    <style:style style:name="Table1.A1" style:family="table-cell">
      <style:table-cell-properties fo:border="0.0007in solid #000000"/>
    </style:style>
  </office:automatic-styles>
  <office:body>
    <office:text>
      <text:p>this is an example of table that allows the column width is recalculated automatically if some content in the column changes.</text:p>
      <table:table table:name="Table1" table:style-name="Table1">
        <table:table-column table:style-name="T1"/>
        <table:table-column table:style-name="T1"/>
        <table:table-column table:style-name="T1"/>
        <table:table-column table:style-name="T1"/>
        <table:table-row table:number-rows-repeated="3" table:default-cell-style-name="Table1.A1">
          <table:table-cell>
            <text:p>content change...content change...content change...</text:p>
          </table:table-cell>
          <table:table-cell>
            <text:p/>
          </table:table-cell>
          <table:table-cell>
            <text:p/>
          </table:table-cell>
        </table:table-row>
      </table:table>
      <text:p>this is an example of table that doesn't allow the column width is recalculated automatically if some content in the column changes.</text:p>
      <table:table table:name="Table1" table:style-name="Table1">
        <table:table-column table:style-name="T2"/>
        <table:table-column table:style-name="T2"/>
        <table:table-column table:style-name="T2"/>
        <table:table-column table:style-name="T2"/>
        <table:table-row table:number-rows-repeated="3" table:default-cell-style-name="Table1.A1">
          <table:table-cell>
            <text:p>content change...content change...content change...</text:p>
          </table:table-cell>
          <table:table-cell>
            <text:p/>
          </table:table-cell>
          <table:table-cell>
            <text:p/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office:version="1.0">
  <office:automatic-styles>
    <style:page-layout style:name="PageLayout-1">
      <style:page-layout-properties fo:page-width="8.26in" fo:page-height="11.69in" fo:margin-top="1.0in" fo:margin-bottom="1.0in" fo:margin-left="1.0in" fo:margin-right="1.0in" style:print-orientation="portrait"/>
    </style:page-layout>
  </office:automatic-styles>
  <office:master-styles>
    <style:master-page style:name="Standard" style:page-layout-name="PageLayout-1"> 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office:version="1.0">
  <office:meta>
    <meta:generator>
            User-Agent: Manual/1.0
        </meta:generator>
    <dc:title>Meta Test Document</dc:title>
    <dc:description>Copyright (C) 2006 Intel Corporation.</dc:description>
    <dc:subject>Subject of the document</dc:subject>
    <dc:creator>Yi Luo</dc:creator>
    <dc:date>2006-03-01T11:34:56</dc:date>
    <meta:initial-creator>Majid Khan</meta:initial-creator>
    <meta:creation-date>2005-12-19T12:50:56</meta:creation-date>
    <meta:printed-by>Yi Luo</meta:printed-by>
    <meta:print-date>2006-03-01T11:34:56</meta:print-date>
    <meta:editing-duration>PT0H10M10S</meta:editing-duration>
    <meta:keyword>First keyword</meta:keyword>
    <meta:keyword>Second keyword</meta:keyword>
    <meta:keyword>Third keyword</meta:keyword>
    <dc:language>en-US</dc:language>
    <meta:editing-cycles>1</meta:editing-cycles>
    <meta:editing-duration>PT19S</meta:editing-duration>
    <meta:document-statistic meta:table-count="0" meta:image-count="0" meta:object-count="0" meta:page-count="1" meta:paragraph-count="1" meta:word-count="12" meta:character-count="69"/>
  </office:meta>
</office:document-meta>
</file>